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language="en" fo:country="US" fo:background-color="#ffffff" style:font-size-asian="10.5pt"/>
    </style:style>
    <style:style style:name="P2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fo:background-color="#ffffff" style:font-weight-asian="bold" style:font-weight-complex="bold"/>
    </style:style>
    <style:style style:name="P3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officeooo:paragraph-rsid="00112515" fo:background-color="#ffffff" style:font-weight-asian="bold" style:font-weight-complex="bold"/>
    </style:style>
    <style:style style:name="P4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officeooo:paragraph-rsid="00112515" fo:background-color="#ffffff" style:font-weight-asian="bold" style:font-weight-complex="bold" loext:padding="0cm" loext:border="none"/>
    </style:style>
    <style:style style:name="P5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normal" fo:background-color="#ffffff" style:font-weight-asian="normal" style:font-weight-complex="normal"/>
    </style:style>
    <style:style style:name="P6" style:family="paragraph" style:parent-style-name="Text_20_body" style:list-style-name="L5">
      <style:paragraph-properties fo:margin-top="0cm" fo:margin-bottom="0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normal" officeooo:paragraph-rsid="00112515" fo:background-color="#ffffff" style:font-weight-asian="normal" style:font-weight-complex="normal"/>
    </style:style>
    <style:style style:name="P7" style:family="paragraph" style:parent-style-name="Text_20_body" style:list-style-name="L8">
      <style:paragraph-properties fo:margin-top="0cm" fo:margin-bottom="0cm" loext:contextual-spacing="false" fo:orphans="2" fo:widows="2" fo:padding="0cm" fo:border="none"/>
    </style:style>
    <style:style style:name="P8" style:family="paragraph" style:parent-style-name="Text_20_body" style:list-style-name="L8">
      <style:paragraph-properties fo:margin-top="0cm" fo:margin-bottom="0cm" loext:contextual-spacing="false" fo:line-height="100%" fo:orphans="2" fo:widows="2" fo:padding="0cm" fo:border="none"/>
    </style:style>
    <style:style style:name="P9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fo:background-color="#ffffff" style:font-weight-asian="bold" style:font-weight-complex="bold"/>
    </style:style>
    <style:style style:name="P10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officeooo:paragraph-rsid="000ee4b5" fo:background-color="#ffffff" style:font-weight-asian="bold" style:font-weight-complex="bold"/>
    </style:style>
    <style:style style:name="P11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officeooo:paragraph-rsid="00101ff7" fo:background-color="#ffffff" style:font-weight-asian="bold" style:font-weight-complex="bold"/>
    </style:style>
    <style:style style:name="P12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fo:background-color="#ffffff" style:font-weight-asian="bold" style:font-weight-complex="bold"/>
    </style:style>
    <style:style style:name="P13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officeooo:paragraph-rsid="000fe746" fo:background-color="#ffffff" style:font-weight-asian="bold" style:font-weight-complex="bold"/>
    </style:style>
    <style:style style:name="P14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officeooo:paragraph-rsid="00101ff7" fo:background-color="#ffffff" style:font-weight-asian="bold" style:font-weight-complex="bold"/>
    </style:style>
    <style:style style:name="P15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fo:background-color="#ffffff" style:font-weight-asian="bold" style:font-weight-complex="bold"/>
    </style:style>
    <style:style style:name="P16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bold" officeooo:paragraph-rsid="00101ff7" fo:background-color="#ffffff" style:font-weight-asian="bold" style:font-weight-complex="bold"/>
    </style:style>
    <style:style style:name="P17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normal" officeooo:paragraph-rsid="000ee4b5" fo:background-color="#ffffff"/>
    </style:style>
    <style:style style:name="P18" style:family="paragraph" style:parent-style-name="Text_20_body" style:list-style-name="L2">
      <style:paragraph-properties fo:margin-top="0cm" fo:margin-bottom="0.423cm" loext:contextual-spacing="false" fo:text-align="justify" style:justify-single-word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normal" fo:background-color="#ffffff"/>
    </style:style>
    <style:style style:name="P19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normal" officeooo:paragraph-rsid="000fe746" fo:background-color="#ffffff" style:font-weight-asian="normal" style:font-weight-complex="normal"/>
    </style:style>
    <style:style style:name="P20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normal" officeooo:paragraph-rsid="00101ff7" fo:background-color="#ffffff" style:font-weight-asian="normal" style:font-weight-complex="normal"/>
    </style:style>
    <style:style style:name="P21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normal" officeooo:paragraph-rsid="00101ff7" fo:background-color="#ffffff" style:font-weight-asian="normal" style:font-weight-complex="normal"/>
    </style:style>
    <style:style style:name="P22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Liberation Mono" fo:font-size="12pt" fo:letter-spacing="normal" fo:language="en" fo:country="US" fo:font-style="normal" fo:font-weight="normal" officeooo:rsid="00101ff7" officeooo:paragraph-rsid="00101ff7" fo:background-color="#ffffff" style:font-weight-asian="normal" style:font-weight-complex="normal"/>
    </style:style>
    <style:style style:name="P23" style:family="paragraph" style:parent-style-name="Text_20_body">
      <style:paragraph-properties fo:margin-top="0cm" fo:margin-bottom="0.423cm" loext:contextual-spacing="false" fo:orphans="2" fo:widows="2"/>
      <style:text-properties officeooo:paragraph-rsid="000ee4b5"/>
    </style:style>
    <style:style style:name="P24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5" style:family="paragraph" style:parent-style-name="Text_20_body" style:list-style-name="L9">
      <style:paragraph-properties fo:margin-left="5.821cm" fo:margin-right="0cm" fo:margin-top="0cm" fo:margin-bottom="0cm" loext:contextual-spacing="false" fo:text-indent="0cm" style:auto-text-indent="false"/>
      <style:text-properties loext:padding="0cm" loext:border="none"/>
    </style:style>
    <style:style style:name="P26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language="en" fo:country="US" fo:font-style="normal" fo:font-weight="normal" officeooo:paragraph-rsid="00101ff7" fo:background-color="#ffffff" style:font-weight-asian="bold" style:font-weight-complex="bold"/>
    </style:style>
    <style:style style:name="P27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Liberation Mono" officeooo:paragraph-rsid="00101ff7"/>
    </style:style>
    <style:style style:name="P28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/>
      <style:text-properties officeooo:paragraph-rsid="00112515" loext:padding="0cm" loext:border="none"/>
    </style:style>
    <style:style style:name="P29" style:family="paragraph" style:parent-style-name="Heading_20_1">
      <style:text-properties fo:font-variant="normal" fo:text-transform="none" fo:color="#24292e" style:font-name="Liberation Mono" fo:letter-spacing="normal" fo:language="en" fo:country="US" fo:font-style="normal" fo:font-weight="bold" fo:background-color="#ffffff" style:font-size-asian="10.5pt"/>
    </style:style>
    <style:style style:name="P30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Liberation Mono" fo:letter-spacing="normal" fo:language="en" fo:country="US" fo:font-style="normal" fo:font-weight="bold" fo:background-color="#ffffff"/>
    </style:style>
    <style:style style:name="P31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Liberation Mono" fo:letter-spacing="normal" fo:language="en" fo:country="US" fo:font-style="normal" fo:font-weight="bold" fo:background-color="#fffff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e746" style:font-weight-asian="normal" style:font-weight-complex="normal"/>
    </style:style>
    <style:style style:name="T3" style:family="text">
      <style:text-properties fo:font-weight="normal" officeooo:rsid="00101ff7" style:font-weight-asian="normal" style:font-weight-complex="normal"/>
    </style:style>
    <style:style style:name="T4" style:family="text">
      <style:text-properties fo:font-variant="normal" fo:text-transform="none" fo:color="#24292e" style:font-name="apple-system" fo:font-size="12pt" fo:letter-spacing="normal" fo:language="en" fo:country="US" fo:font-style="normal" fo:font-weight="normal" fo:background-color="#ffffff" loext:char-shading-value="0"/>
    </style:style>
    <style:style style:name="T5" style:family="text">
      <style:text-properties fo:font-variant="normal" fo:text-transform="none" fo:color="#24292e" style:font-name="apple-system" fo:font-size="12pt" fo:letter-spacing="normal" fo:language="en" fo:country="US" fo:font-style="normal" fo:background-color="#ffffff" loext:char-shading-value="0"/>
    </style:style>
    <style:style style:name="T6" style:family="text">
      <style:text-properties fo:font-variant="normal" fo:text-transform="none" fo:color="#24292e" style:font-name="apple-system" fo:font-size="12pt" fo:letter-spacing="normal" fo:language="en" fo:country="US" fo:font-style="normal" fo:font-weight="bold" fo:background-color="#ffffff" loext:char-shading-value="0" style:font-weight-asian="bold" style:font-weight-complex="bold"/>
    </style:style>
    <style:style style:name="T7" style:family="text">
      <style:text-properties fo:font-variant="normal" fo:text-transform="none" fo:color="#24292e" style:font-name="SFMono-Regular" fo:font-size="9.75pt" fo:letter-spacing="normal" fo:language="en" fo:country="US" fo:font-style="normal" fo:font-weight="normal" fo:background-color="#ffffff" loext:char-shading-value="0" loext:padding="0cm" loext:border="none"/>
    </style:style>
    <style:style style:name="T8" style:family="text">
      <style:text-properties fo:font-variant="normal" fo:text-transform="none" fo:color="#24292e" style:font-name="SFMono-Regular" fo:font-size="9.75pt" fo:letter-spacing="normal" fo:language="en" fo:country="US" fo:font-style="normal" fo:background-color="#ffffff" loext:char-shading-value="0" loext:padding="0cm" loext:border="none"/>
    </style:style>
    <style:style style:name="T9" style:family="text">
      <style:text-properties fo:font-variant="normal" fo:text-transform="none" fo:color="#24292e" style:font-name="SFMono-Regular" fo:font-size="9.75pt" fo:letter-spacing="normal" fo:language="en" fo:country="US" fo:font-style="normal" fo:font-weight="bold" fo:background-color="#ffffff" loext:char-shading-value="0" style:font-weight-asian="bold" style:font-weight-complex="bold" loext:padding="0cm" loext:border="none"/>
    </style:style>
    <style:style style:name="T10" style:family="text">
      <style:text-properties fo:font-variant="normal" fo:text-transform="none" fo:color="#24292e" fo:font-size="12pt" fo:letter-spacing="normal" fo:language="en" fo:country="US" fo:font-style="normal" fo:font-weight="bold" fo:background-color="#ffffff" loext:char-shading-value="0" style:font-weight-asian="bold" style:font-weight-complex="bold"/>
    </style:style>
    <style:style style:name="T11" style:family="text">
      <style:text-properties fo:font-variant="normal" fo:text-transform="none" fo:color="#24292e" fo:font-size="9.75pt" fo:letter-spacing="normal" fo:language="en" fo:country="US" fo:font-style="normal" fo:font-weight="bold" fo:background-color="#ffffff" loext:char-shading-value="0" style:font-weight-asian="bold" style:font-weight-complex="bold" loext:padding="0cm" loext:border="none"/>
    </style:style>
    <style:style style:name="T12" style:family="text">
      <style:text-properties fo:font-variant="normal" fo:text-transform="none" fo:color="#24292e" style:font-name="Liberation Mono" fo:font-size="12pt" fo:letter-spacing="normal" fo:language="en" fo:country="US" fo:font-style="normal" fo:font-weight="bold" fo:background-color="#ffffff" loext:char-shading-value="0" style:font-weight-asian="bold" style:font-weight-complex="bold"/>
    </style:style>
    <style:style style:name="T13" style:family="text">
      <style:text-properties fo:font-variant="normal" fo:text-transform="none" fo:color="#24292e" style:font-name="Liberation Mono" fo:font-size="9.75pt" fo:letter-spacing="normal" fo:language="en" fo:country="US" fo:font-style="normal" fo:font-weight="bold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222222" style:font-name="sans-serif" fo:font-size="10.5pt" fo:letter-spacing="normal" fo:language="en" fo:country="US" fo:font-style="normal" fo:font-weight="normal" fo:background-color="#ffffff" loext:char-shading-value="0"/>
    </style:style>
    <style:style style:name="T15" style:family="text">
      <style:text-properties fo:font-variant="normal" fo:text-transform="none" fo:color="#222222" fo:font-size="10.5pt" fo:letter-spacing="normal" fo:language="en" fo:country="US" fo:font-style="normal" fo:font-weight="normal" fo:background-color="#ffffff" loext:char-shading-value="0"/>
    </style:style>
    <style:style style:name="T16" style:family="text">
      <style:text-properties fo:font-variant="normal" fo:text-transform="none" fo:color="#222222" style:font-name="Liberation Mono" fo:font-size="10.5pt" fo:letter-spacing="normal" fo:language="en" fo:country="US" fo:font-style="normal" fo:font-weight="normal" fo:background-color="#ffffff" loext:char-shading-value="0"/>
    </style:style>
    <style:style style:name="T17" style:family="text">
      <style:text-properties fo:font-variant="normal" fo:text-transform="none" fo:color="#0b0080" style:text-line-through-style="none" style:text-line-through-type="none" style:font-name="sans-serif" fo:font-size="10.5pt" fo:letter-spacing="normal" fo:language="en" fo:country="US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b0080" style:text-line-through-style="none" style:text-line-through-type="none" style:font-name="sans-serif" fo:font-size="8.25pt" fo:letter-spacing="normal" fo:language="en" fo:country="US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b0080" style:text-line-through-style="none" style:text-line-through-type="none" fo:font-size="10.5pt" fo:letter-spacing="normal" fo:language="en" fo:country="US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b0080" style:text-line-through-style="none" style:text-line-through-type="none" fo:font-size="8.25pt" fo:letter-spacing="normal" fo:language="en" fo:country="US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0b0080" style:text-line-through-style="none" style:text-line-through-type="none" style:font-name="Liberation Mono" fo:font-size="10.5pt" fo:letter-spacing="normal" fo:language="en" fo:country="US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b0080" style:text-line-through-style="none" style:text-line-through-type="none" style:font-name="Liberation Mono" fo:font-size="8.25pt" fo:letter-spacing="normal" fo:language="en" fo:country="US" fo:font-style="normal" style:text-underline-style="none" fo:font-weight="normal" style:text-blinking="false" fo:background-color="#ffffff" loext:char-shading-value="0"/>
    </style:style>
    <style:style style:name="T23" style:family="text">
      <style:text-properties fo:color="#222222" style:font-name="sans-serif" fo:font-size="10.5pt"/>
    </style:style>
    <style:style style:name="T24" style:family="text">
      <style:text-properties fo:color="#222222" fo:font-size="10.5pt"/>
    </style:style>
    <style:style style:name="T25" style:family="text">
      <style:text-properties officeooo:rsid="00101ff7"/>
    </style:style>
    <style:style style:name="T26" style:family="text">
      <style:text-properties style:font-name="Liberation Mono"/>
    </style:style>
    <style:style style:name="T27" style:family="text">
      <style:text-properties officeooo:rsid="00112515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Reading Assignment 1: WWW and html</text:h>
      <text:h text:style-name="P30" text:outline-level="2"><text:bookmark text:name="user-content-word-wide-web-general"/>Word Wide Web General</text:h>
      <text:list xml:id="list7935934901058720376" text:style-name="L2">
        <text:list-item>
          <text:p text:style-name="P10">What are the most essential technologies that made the World Wide Web such a success? </text:p>
        </text:list-item>
      </text:list>
      <text:p text:style-name="P23"><text:span text:style-name="T16"><text:tab/>a system of globally unique identifiers for resources on the Web and elsewhere, the universal <text:tab/>document identifier (UDI), later known as </text:span><text:a xlink:type="simple" xlink:href="https://en.wikipedia.org/wiki/Uniform_resource_locator" text:style-name="Internet_20_link" text:visited-style-name="Visited_20_Internet_20_Link"><text:span text:style-name="T21">uniform resource locator</text:span></text:a><text:span text:style-name="T16"> (URL) and </text:span><text:a xlink:type="simple" xlink:href="https://en.wikipedia.org/wiki/Uniform_resource_identifier" text:style-name="Internet_20_link" text:visited-style-name="Visited_20_Internet_20_Link"><text:span text:style-name="T21">uniform resource <text:tab/>identifier</text:span></text:a><text:span text:style-name="T16"> (URI);</text:span></text:p>
      <text:list xml:id="list7724616435072259941" text:style-name="L8">
        <text:list-item>
          <text:p text:style-name="P7"><text:span text:style-name="T16">the publishing language </text:span><text:a xlink:type="simple" xlink:href="https://en.wikipedia.org/wiki/Hypertext_Markup_Language" text:style-name="Internet_20_link" text:visited-style-name="Visited_20_Internet_20_Link"><text:span text:style-name="T21">HyperText Markup Language</text:span></text:a><text:span text:style-name="T16"> (HTML);</text:span></text:p>
        </text:list-item>
        <text:list-item>
          <text:p text:style-name="P8"><text:span text:style-name="T16">the </text:span><text:a xlink:type="simple" xlink:href="https://en.wikipedia.org/wiki/Hypertext_Transfer_Protocol" text:style-name="Internet_20_link" text:visited-style-name="Visited_20_Internet_20_Link"><text:span text:style-name="T21">Hypertext Transfer Protocol</text:span></text:a><text:span text:style-name="T16"> (HTTP).</text:span><text:bookmark text:name="cite_ref-22"/><text:a xlink:type="simple" xlink:href="https://en.wikipedia.org/wiki/World_Wide_Web#cite_note-22" text:style-name="Internet_20_link" text:visited-style-name="Visited_20_Internet_20_Link"><text:span text:style-name="T22">[22]</text:span></text:a></text:p>
        </text:list-item>
      </text:list>
      <text:p text:style-name="P17"><text:span text:style-name="T24"/></text:p>
      <text:list xml:id="list204250845719512" text:continue-list="list7935934901058720376" text:style-name="L2">
        <text:list-item>
          <text:p text:style-name="P9">How are resources (html pages, images, etc) addressed in the web?</text:p>
          <text:p text:style-name="P18">They are linked with URLS (Uniform Resource Locaters) </text:p>
        </text:list-item>
        <text:list-item>
          <text:p text:style-name="P11">What are the general components of a url?</text:p>
          <text:p text:style-name="P11"><text:span text:style-name="T1">http://www.</text:span><text:span text:style-name="T2">something</text:span><text:span text:style-name="T1">.</text:span><text:span text:style-name="T2">at</text:span><text:span text:style-name="T1">/index.html, which indicates a protocol (http), a hostname (www.</text:span><text:span text:style-name="T2">something.at</text:span><text:span text:style-name="T1">), and a file name (index.html). </text:span></text:p>
          <text:p text:style-name="P9"/>
        </text:list-item>
      </text:list>
      <text:h text:style-name="P30" text:outline-level="2"><text:bookmark text:name="user-content-web-server"/>Web Server</text:h>
      <text:list xml:id="list4876158030464047485" text:style-name="L3">
        <text:list-item>
          <text:p text:style-name="P13">What is a web server?</text:p>
          <text:p text:style-name="P19">A web Server is a computer System that processes on http.</text:p>
        </text:list-item>
        <text:list-item>
          <text:p text:style-name="P14">What does a web server?</text:p>
          <text:p text:style-name="P20">It stores, sends provides and process web pages to client. </text:p>
        </text:list-item>
        <text:list-item>
          <text:p text:style-name="P14">How can content be stored on a web server?</text:p>
          <text:p text:style-name="P14"><text:span text:style-name="T1">A Web</text:span><text:span text:style-name="T3">-</text:span><text:span text:style-name="T1">Server is based on a normal Computer. The difference is, that the System</text:span><text:span text:style-name="T3">s</text:span><text:span text:style-name="T1"> are</text:span><text:span text:style-name="T3">n’t</text:span><text:span text:style-name="T1"> based on </text:span><text:span text:style-name="T3">Windows or Linux.</text:span><text:span text:style-name="T1"> </text:span></text:p>
          <text:p text:style-name="P12"><text:soft-page-break/></text:p>
        </text:list-item>
        <text:list-item>
          <text:p text:style-name="P14">How is content in webpages described?</text:p>
          <text:p text:style-name="P20">Web<text:span text:style-name="T25">side</text:span> content is textual, visual, or aural content. <text:span text:style-name="T25">How it exactly is depends on the Webside.</text:span></text:p>
          <text:p text:style-name="P12"/>
        </text:list-item>
      </text:list>
      <text:h text:style-name="P31" text:outline-level="2"><text:bookmark text:name="user-content-web-client"/>Web Client</text:h>
      <text:list xml:id="list2295450493901983557" text:style-name="L4">
        <text:list-item>
          <text:p text:style-name="P16">What is a web client?</text:p>
          <text:p text:style-name="P21">A <text:span text:style-name="T25">W</text:span>eb<text:span text:style-name="T25">-</text:span>Client is <text:s/><text:span text:style-name="T25">something like a</text:span> program that communicates with the Web<text:span text:style-name="T25">-</text:span>Server. </text:p>
        </text:list-item>
        <text:list-item>
          <text:p text:style-name="P15">What does a web client?</text:p>
          <text:p text:style-name="P22">He communicates with the Web-Server.</text:p>
        </text:list-item>
        <text:list-item>
          <text:p text:style-name="P16">Web Client and Web Browser is the same</text:p>
          <text:p text:style-name="P21"><text:span text:style-name="T25">Actually not true</text:span>,because the Web<text:span text:style-name="T25">-</text:span>Server has the files of <text:span text:style-name="T25">the</text:span> <text:span text:style-name="T25">W</text:span>eb<text:span text:style-name="T25">-side</text:span> and the web<text:span text:style-name="T25">-c</text:span>lient communicates with the Server from the device. </text:p>
          <text:p text:style-name="P15"/>
        </text:list-item>
      </text:list>
      <text:h text:style-name="P30" text:outline-level="2"><text:bookmark text:name="user-content-hello-world"/>Hello World</text:h>
      <text:list xml:id="list8136323293251479207" text:style-name="L5">
        <text:list-item>
          <text:p text:style-name="P2">What is the html head element?</text:p>
          <text:p text:style-name="P26"><text:span text:style-name="T26">The </text:span><text:span text:style-name="Strong_20_Emphasis"><text:span text:style-name="T26">&lt;head&gt;</text:span></text:span><text:span text:style-name="T26"> element is a container for metadata (data about data) and is placed between the &lt;html&gt; tag and the &lt;body&gt; tag.</text:span></text:p>
        </text:list-item>
        <text:list-item>
          <text:p text:style-name="P24"><text:span text:style-name="T12">What does </text:span><text:span text:style-name="Source_20_Text"><text:span text:style-name="T13">&lt;!DOCTYPE` html&gt;</text:span></text:span><text:span text:style-name="T12"> mean?</text:span></text:p>
          <text:p text:style-name="P27">The &lt;!DOCTYPE&gt; declaration is not an HTML tag; it is an instruction to the web browser about what version of HTML the page is written in.</text:p>
          <text:p text:style-name="P27"/>
        </text:list-item>
        <text:list-item>
          <text:p text:style-name="P2">What are the two top most elements within the html element?</text:p>
          <text:p text:style-name="P5">CSS(Designs) and Javascript(important functions)</text:p>
        </text:list-item>
        <text:list-item>
          <text:p text:style-name="P2">How to emphasize a text and how is it displayed in the browser?</text:p>
        </text:list-item>
        <text:list-item>
          <text:p text:style-name="P3">How to mark up important ext and how is it displayed in the browser?</text:p>
          <text:p text:style-name="P6"><text:soft-page-break/><text:span text:style-name="T27">Answer to 4 and 5:</text:span></text:p>
          <text:p text:style-name="P6">&lt;b&gt; - Bold text</text:p>
          <text:p text:style-name="P28">&lt;strong&gt; - Important text</text:p>
          <text:p text:style-name="P28">&lt;i&gt; - Italic text</text:p>
          <text:p text:style-name="P28">&lt;em&gt; - Emphasized text</text:p>
          <text:p text:style-name="P28">&lt;mark&gt; - Marked text</text:p>
          <text:p text:style-name="P28">&lt;small&gt; - Small text</text:p>
          <text:p text:style-name="P28">&lt;del&gt; - Deleted text</text:p>
          <text:p text:style-name="P28">&lt;ins&gt; - Inserted text</text:p>
          <text:p text:style-name="P28">&lt;sub&gt; - Subscript text</text:p>
          <text:p text:style-name="P4">&lt;sup&gt; - Superscript text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8:54:37.414000000</meta:creation-date>
    <dc:date>2017-09-26T20:42:48.986000000</dc:date>
    <meta:editing-duration>PT6M36S</meta:editing-duration>
    <meta:editing-cycles>1</meta:editing-cycles>
    <meta:document-statistic meta:table-count="0" meta:image-count="0" meta:object-count="0" meta:page-count="3" meta:paragraph-count="46" meta:word-count="415" meta:character-count="2369" meta:non-whitespace-character-count="2006"/>
    <meta:generator>LibreOffice/5.2.7.2$Windows_x86 LibreOffice_project/2b7f1e640c46ceb28adf43ee075a6e8b8439ed10</meta:generator>
  </office:meta>
</office:document-meta>
</file>